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cfecc"/>
    </style:style>
    <style:style style:name="P2" style:family="paragraph" style:parent-style-name="Title">
      <style:text-properties officeooo:paragraph-rsid="003cfecc"/>
    </style:style>
    <style:style style:name="T1" style:family="text">
      <style:text-properties officeooo:rsid="003cfe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RING FUNCTIONS</text:p>
      <text:p text:style-name="Standard"/>
      <text:p text:style-name="Standard">MariaDB [anjani]&gt; select c_fname,ASCII(c_fname) as NumCodeOfFirstChar from customers;</text:p>
      <text:p text:style-name="Standard">+----------+--------------------+</text:p>
      <text:p text:style-name="Standard">| c_fname <text:s/>| NumCodeOfFirstChar |</text:p>
      <text:p text:style-name="Standard">+----------+--------------------+</text:p>
      <text:p text:style-name="Standard">| anjani <text:s text:c="2"/>| <text:s text:c="16"/>97 |</text:p>
      <text:p text:style-name="Standard">| shriya <text:s text:c="2"/>| <text:s text:c="15"/>115 |</text:p>
      <text:p text:style-name="Standard">| kajal <text:s text:c="3"/>| <text:s text:c="15"/>107 |</text:p>
      <text:p text:style-name="Standard">| nisha <text:s text:c="3"/>| <text:s text:c="15"/>110 |</text:p>
      <text:p text:style-name="Standard">| priyanka | <text:s text:c="15"/>112 |</text:p>
      <text:p text:style-name="Standard">| manav <text:s text:c="3"/>| <text:s text:c="15"/>109 |</text:p>
      <text:p text:style-name="Standard">| rashika <text:s/>| <text:s text:c="15"/>114 |</text:p>
      <text:p text:style-name="Standard">| richa <text:s text:c="3"/>| <text:s text:c="15"/>114 |</text:p>
      <text:p text:style-name="Standard">| sanket <text:s text:c="2"/>| <text:s text:c="15"/>115 |</text:p>
      <text:p text:style-name="Standard">| radhika <text:s/>| <text:s text:c="15"/>114 |</text:p>
      <text:p text:style-name="Standard">+----------+--------------------+</text:p>
      <text:p text:style-name="Standard">10 rows in set (0.001 sec)</text:p>
      <text:p text:style-name="Standard"/>
      <text:p text:style-name="Standard">MariaDB [anjani]&gt; select char_length("anjani patel") as lengthofstring;</text:p>
      <text:p text:style-name="Standard">+----------------+</text:p>
      <text:p text:style-name="Standard">| lengthofstring |</text:p>
      <text:p text:style-name="Standard">+----------------+</text:p>
      <text:p text:style-name="Standard">| <text:s text:c="12"/>12 |</text:p>
      <text:p text:style-name="Standard">+----------------+</text:p>
      <text:p text:style-name="Standard">1 row in set (0.000 sec)</text:p>
      <text:p text:style-name="Standard"/>
      <text:p text:style-name="Standard">MariaDB [anjani]&gt; select character_length("anjani patel") as lengthofstring;</text:p>
      <text:p text:style-name="Standard">+----------------+</text:p>
      <text:p text:style-name="Standard">| lengthofstring |</text:p>
      <text:p text:style-name="Standard">+----------------+</text:p>
      <text:p text:style-name="Standard">| <text:s text:c="12"/>12 |</text:p>
      <text:p text:style-name="Standard">+----------------+</text:p>
      <text:p text:style-name="Standard">1 row in set (0.000 sec)</text:p>
      <text:p text:style-name="Standard"/>
      <text:p text:style-name="Standard">MariaDB [anjani]&gt; select concat("anjani","patel") as concatenatedString;</text:p>
      <text:p text:style-name="Standard">+--------------------+</text:p>
      <text:p text:style-name="Standard">| concatenatedString |</text:p>
      <text:p text:style-name="Standard">+--------------------+</text:p>
      <text:p text:style-name="Standard">| anjanipatel <text:s text:c="7"/>|</text:p>
      <text:p text:style-name="Standard">+--------------------+</text:p>
      <text:p text:style-name="Standard">1 row in set (0.000 sec)</text:p>
      <text:p text:style-name="Standard"/>
      <text:p text:style-name="Standard">MariaDB [anjani]&gt; select concat_ws("-","anjani","patel") as concatenatedString;</text:p>
      <text:p text:style-name="Standard">+--------------------+</text:p>
      <text:p text:style-name="Standard">| concatenatedString |</text:p>
      <text:p text:style-name="Standard">+--------------------+</text:p>
      <text:p text:style-name="Standard">| anjani-patel <text:s text:c="6"/>|</text:p>
      <text:p text:style-name="Standard">+--------------------+</text:p>
      <text:p text:style-name="Standard">1 row in set (0.000 sec)</text:p>
      <text:p text:style-name="Standard"><text:soft-page-break/></text:p>
      <text:p text:style-name="Standard"/>
      <text:p text:style-name="Standard"/>
      <text:p text:style-name="Standard"/>
      <text:p text:style-name="Standard">MariaDB [anjani]&gt; select field("c","a","b");</text:p>
      <text:p text:style-name="Standard">+--------------------+</text:p>
      <text:p text:style-name="Standard">| field("c","a","b") |</text:p>
      <text:p text:style-name="Standard">+--------------------+</text:p>
      <text:p text:style-name="Standard">| <text:s text:c="17"/>0 |</text:p>
      <text:p text:style-name="Standard">+--------------------+</text:p>
      <text:p text:style-name="Standard">1 row in set (0.000 sec)</text:p>
      <text:p text:style-name="Standard"/>
      <text:p text:style-name="Standard">MariaDB [anjani]&gt; select field("q","s","q","l");</text:p>
      <text:p text:style-name="Standard">+------------------------+</text:p>
      <text:p text:style-name="Standard">| field("q","s","q","l") |</text:p>
      <text:p text:style-name="Standard">+------------------------+</text:p>
      <text:p text:style-name="Standard">| <text:s text:c="21"/>2 |</text:p>
      <text:p text:style-name="Standard">+------------------------+</text:p>
      <text:p text:style-name="Standard">1 row in set (0.000 sec)</text:p>
      <text:p text:style-name="Standard"/>
      <text:p text:style-name="Standard">MariaDB [anjani]&gt; select find_in_set("q", "s,q,l");</text:p>
      <text:p text:style-name="Standard">+---------------------------+</text:p>
      <text:p text:style-name="Standard">| find_in_set("q", "s,q,l") |</text:p>
      <text:p text:style-name="Standard">+---------------------------+</text:p>
      <text:p text:style-name="Standard">| <text:s text:c="24"/>2 |</text:p>
      <text:p text:style-name="Standard">+---------------------------+</text:p>
      <text:p text:style-name="Standard">1 row in set (0.000 sec)</text:p>
      <text:p text:style-name="Standard"/>
      <text:p text:style-name="Standard">MariaDB [anjani]&gt; select find_in_set("a", "s,q,l");</text:p>
      <text:p text:style-name="Standard">+---------------------------+</text:p>
      <text:p text:style-name="Standard">| find_in_set("a", "s,q,l") |</text:p>
      <text:p text:style-name="Standard">+---------------------------+</text:p>
      <text:p text:style-name="Standard">| <text:s text:c="24"/>0 |</text:p>
      <text:p text:style-name="Standard">+---------------------------+</text:p>
      <text:p text:style-name="Standard">1 row in set (0.000 sec)</text:p>
      <text:p text:style-name="Standard"/>
      <text:p text:style-name="Standard">MariaDB [anjani]&gt; select format(250500.5634,2);</text:p>
      <text:p text:style-name="Standard">+-----------------------+</text:p>
      <text:p text:style-name="Standard">| format(250500.5634,2) |</text:p>
      <text:p text:style-name="Standard">+-----------------------+</text:p>
      <text:p text:style-name="Standard">| 250,500.56 <text:s text:c="11"/>|</text:p>
      <text:p text:style-name="Standard">+-----------------------+</text:p>
      <text:p text:style-name="Standard">1 row in set (0.000 sec)</text:p>
      <text:p text:style-name="Standard"/>
      <text:p text:style-name="Standard">MariaDB [anjani]&gt; select format(250500.5634,4);</text:p>
      <text:p text:style-name="Standard">+-----------------------+</text:p>
      <text:p text:style-name="Standard">| format(250500.5634,4) |</text:p>
      <text:p text:style-name="Standard">+-----------------------+</text:p>
      <text:p text:style-name="Standard">| 250,500.5634 <text:s text:c="9"/>|</text:p>
      <text:p text:style-name="Standard">+-----------------------+</text:p>
      <text:p text:style-name="Standard">1 row in set (0.000 sec)</text:p>
      <text:p text:style-name="Standard"/>
      <text:p text:style-name="Standard"><text:soft-page-break/>MariaDB [anjani]&gt; select format(250500.5634,1);</text:p>
      <text:p text:style-name="Standard">+-----------------------+</text:p>
      <text:p text:style-name="Standard">| format(250500.5634,1) |</text:p>
      <text:p text:style-name="Standard">+-----------------------+</text:p>
      <text:p text:style-name="Standard">| 250,500.6 <text:s text:c="12"/>|</text:p>
      <text:p text:style-name="Standard">+-----------------------+</text:p>
      <text:p text:style-name="Standard">1 row in set (0.000 sec)</text:p>
      <text:p text:style-name="Standard"/>
      <text:p text:style-name="Standard">MariaDB [anjani]&gt; select insert("anjanipatel",7,11,"addweb");</text:p>
      <text:p text:style-name="Standard">+-------------------------------------+</text:p>
      <text:p text:style-name="Standard">| insert("anjanipatel",7,11,"addweb") |</text:p>
      <text:p text:style-name="Standard">+-------------------------------------+</text:p>
      <text:p text:style-name="Standard">| anjaniaddweb <text:s text:c="23"/>|</text:p>
      <text:p text:style-name="Standard">+-------------------------------------+</text:p>
      <text:p text:style-name="Standard">1 row in set (0.000 sec)</text:p>
      <text:p text:style-name="Standard"/>
      <text:p text:style-name="Standard">MariaDB [anjani]&gt; select instr("anjanipatel","a") as matchposition;</text:p>
      <text:p text:style-name="Standard">+---------------+</text:p>
      <text:p text:style-name="Standard">| matchposition |</text:p>
      <text:p text:style-name="Standard">+---------------+</text:p>
      <text:p text:style-name="Standard">| <text:s text:c="12"/>1 |</text:p>
      <text:p text:style-name="Standard">+---------------+</text:p>
      <text:p text:style-name="Standard">1 row in set (0.000 sec)</text:p>
      <text:p text:style-name="Standard"/>
      <text:p text:style-name="Standard">MariaDB [anjani]&gt; select lcase("ANJANI PATEL");</text:p>
      <text:p text:style-name="Standard">+-----------------------+</text:p>
      <text:p text:style-name="Standard">| lcase("ANJANI PATEL") |</text:p>
      <text:p text:style-name="Standard">+-----------------------+</text:p>
      <text:p text:style-name="Standard">| anjani patel <text:s text:c="9"/>|</text:p>
      <text:p text:style-name="Standard">+-----------------------+</text:p>
      <text:p text:style-name="Standard">1 row in set (0.000 sec)</text:p>
      <text:p text:style-name="Standard"/>
      <text:p text:style-name="Standard">MariaDB [anjani]&gt; select left("anjani patel",3) as extractstring;</text:p>
      <text:p text:style-name="Standard">+---------------+</text:p>
      <text:p text:style-name="Standard">| extractstring |</text:p>
      <text:p text:style-name="Standard">+---------------+</text:p>
      <text:p text:style-name="Standard">| anj <text:s text:c="10"/>|</text:p>
      <text:p text:style-name="Standard">+---------------+</text:p>
      <text:p text:style-name="Standard">1 row in set (0.000 sec)</text:p>
      <text:p text:style-name="Standard"/>
      <text:p text:style-name="Standard">MariaDB [anjani]&gt; select length("anjani patel") as lengthofstring;</text:p>
      <text:p text:style-name="Standard">+----------------+</text:p>
      <text:p text:style-name="Standard">| lengthofstring |</text:p>
      <text:p text:style-name="Standard">+----------------+</text:p>
      <text:p text:style-name="Standard">| <text:s text:c="12"/>12 |</text:p>
      <text:p text:style-name="Standard">+----------------+</text:p>
      <text:p text:style-name="Standard">1 row in set (0.000 sec)</text:p>
      <text:p text:style-name="Standard"/>
      <text:p text:style-name="Standard">MariaDB [anjani]&gt; select locate ("j","anjani") as matchposition;</text:p>
      <text:p text:style-name="Standard">+---------------+</text:p>
      <text:p text:style-name="Standard">| matchposition |</text:p>
      <text:p text:style-name="Standard">+---------------+</text:p>
      <text:p text:style-name="Standard"><text:soft-page-break/>| <text:s text:c="12"/>3 |</text:p>
      <text:p text:style-name="Standard">+---------------+</text:p>
      <text:p text:style-name="Standard">1 row in set (0.000 sec)</text:p>
      <text:p text:style-name="Standard"/>
      <text:p text:style-name="Standard">MariaDB [anjani]&gt; select lower("ANJANI");</text:p>
      <text:p text:style-name="Standard">+-----------------+</text:p>
      <text:p text:style-name="Standard">| lower("ANJANI") |</text:p>
      <text:p text:style-name="Standard">+-----------------+</text:p>
      <text:p text:style-name="Standard">| anjani <text:s text:c="9"/>|</text:p>
      <text:p text:style-name="Standard">+-----------------+</text:p>
      <text:p text:style-name="Standard">1 row in set (0.000 sec)</text:p>
      <text:p text:style-name="Standard"/>
      <text:p text:style-name="Standard">MariaDB [anjani]&gt; select lpad(e_name,10,"abc") as leftpadcustomername from employee;</text:p>
      <text:p text:style-name="Standard">+---------------------+</text:p>
      <text:p text:style-name="Standard">| leftpadcustomername |</text:p>
      <text:p text:style-name="Standard">+---------------------+</text:p>
      <text:p text:style-name="Standard">| abcaanjani <text:s text:c="9"/>|</text:p>
      <text:p text:style-name="Standard">| abcashriya <text:s text:c="9"/>|</text:p>
      <text:p text:style-name="Standard">| abcabkajal <text:s text:c="9"/>|</text:p>
      <text:p text:style-name="Standard">| abcabcriya <text:s text:c="9"/>|</text:p>
      <text:p text:style-name="Standard">| abcabcavni <text:s text:c="9"/>|</text:p>
      <text:p text:style-name="Standard">| shreyanshi <text:s text:c="9"/>|</text:p>
      <text:p text:style-name="Standard">| abcdevarsh <text:s text:c="9"/>|</text:p>
      <text:p text:style-name="Standard">| abcamanish <text:s text:c="9"/>|</text:p>
      <text:p text:style-name="Standard">| abcjaydeep <text:s text:c="9"/>|</text:p>
      <text:p text:style-name="Standard">| abcranjeet <text:s text:c="9"/>|</text:p>
      <text:p text:style-name="Standard">+---------------------+</text:p>
      <text:p text:style-name="Standard">10 rows in set (0.001 sec)</text:p>
      <text:p text:style-name="Standard"/>
      <text:p text:style-name="Standard">MariaDB [anjani]&gt; select ltrim(e_name) as lefttrim from employee;</text:p>
      <text:p text:style-name="Standard">+------------+</text:p>
      <text:p text:style-name="Standard">| lefttrim <text:s text:c="2"/>|</text:p>
      <text:p text:style-name="Standard">+------------+</text:p>
      <text:p text:style-name="Standard">| anjani <text:s text:c="4"/>|</text:p>
      <text:p text:style-name="Standard">| shriya <text:s text:c="4"/>|</text:p>
      <text:p text:style-name="Standard">| kajal <text:s text:c="5"/>|</text:p>
      <text:p text:style-name="Standard">| riya <text:s text:c="6"/>|</text:p>
      <text:p text:style-name="Standard">| avni <text:s text:c="6"/>|</text:p>
      <text:p text:style-name="Standard">| shreyanshi |</text:p>
      <text:p text:style-name="Standard">| devarsh <text:s text:c="3"/>|</text:p>
      <text:p text:style-name="Standard">| manish <text:s text:c="4"/>|</text:p>
      <text:p text:style-name="Standard">| jaydeep <text:s text:c="3"/>|</text:p>
      <text:p text:style-name="Standard">| ranjeet <text:s text:c="3"/>|</text:p>
      <text:p text:style-name="Standard">+------------+</text:p>
      <text:p text:style-name="Standard">10 rows in set (0.000 sec)</text:p>
      <text:p text:style-name="Standard"/>
      <text:p text:style-name="Standard">MariaDB [anjani]&gt; select mid(e_name,2,5) as extractstring from employee;</text:p>
      <text:p text:style-name="Standard">+---------------+</text:p>
      <text:p text:style-name="Standard">| extractstring |</text:p>
      <text:p text:style-name="Standard">+---------------+</text:p>
      <text:p text:style-name="Standard">| njani <text:s text:c="8"/>|</text:p>
      <text:p text:style-name="Standard">| hriya <text:s text:c="8"/>|</text:p>
      <text:p text:style-name="Standard"><text:soft-page-break/>| ajal <text:s text:c="9"/>|</text:p>
      <text:p text:style-name="Standard">| iya <text:s text:c="10"/>|</text:p>
      <text:p text:style-name="Standard">| vni <text:s text:c="10"/>|</text:p>
      <text:p text:style-name="Standard">| hreya <text:s text:c="8"/>|</text:p>
      <text:p text:style-name="Standard">| evars <text:s text:c="8"/>|</text:p>
      <text:p text:style-name="Standard">| anish <text:s text:c="8"/>|</text:p>
      <text:p text:style-name="Standard">| aydee <text:s text:c="8"/>|</text:p>
      <text:p text:style-name="Standard">| anjee <text:s text:c="8"/>|</text:p>
      <text:p text:style-name="Standard">+---------------+</text:p>
      <text:p text:style-name="Standard">10 rows in set (0.000 sec)</text:p>
      <text:p text:style-name="Standard"/>
      <text:p text:style-name="Standard">MariaDB [anjani]&gt; select position("i" in "anjani") as matchposition;</text:p>
      <text:p text:style-name="Standard">+---------------+</text:p>
      <text:p text:style-name="Standard">| matchposition |</text:p>
      <text:p text:style-name="Standard">+---------------+</text:p>
      <text:p text:style-name="Standard">| <text:s text:c="12"/>6 |</text:p>
      <text:p text:style-name="Standard">+---------------+</text:p>
      <text:p text:style-name="Standard">1 row in set (0.000 sec)</text:p>
      <text:p text:style-name="Standard"/>
      <text:p text:style-name="Standard">MariaDB [anjani]&gt; select repeat(e_name,2) from employee;</text:p>
      <text:p text:style-name="Standard">+----------------------+</text:p>
      <text:p text:style-name="Standard">| repeat(e_name,2) <text:s text:c="4"/>|</text:p>
      <text:p text:style-name="Standard">+----------------------+</text:p>
      <text:p text:style-name="Standard">| anjanianjani <text:s text:c="8"/>|</text:p>
      <text:p text:style-name="Standard">| shriyashriya <text:s text:c="8"/>|</text:p>
      <text:p text:style-name="Standard">| kajalkajal <text:s text:c="10"/>|</text:p>
      <text:p text:style-name="Standard">| riyariya <text:s text:c="12"/>|</text:p>
      <text:p text:style-name="Standard">| avniavni <text:s text:c="12"/>|</text:p>
      <text:p text:style-name="Standard">| shreyanshishreyanshi |</text:p>
      <text:p text:style-name="Standard">| devarshdevarsh <text:s text:c="6"/>|</text:p>
      <text:p text:style-name="Standard">| manishmanish <text:s text:c="8"/>|</text:p>
      <text:p text:style-name="Standard">| jaydeepjaydeep <text:s text:c="6"/>|</text:p>
      <text:p text:style-name="Standard">| ranjeetranjeet <text:s text:c="6"/>|</text:p>
      <text:p text:style-name="Standard">+----------------------+</text:p>
      <text:p text:style-name="Standard">10 rows in set (0.000 sec)</text:p>
      <text:p text:style-name="Standard"/>
      <text:p text:style-name="Standard">MariaDB [anjani]&gt; select replace("anjani patel","patel","addweb");</text:p>
      <text:p text:style-name="Standard">+------------------------------------------+</text:p>
      <text:p text:style-name="Standard">| replace("anjani patel","patel","addweb") |</text:p>
      <text:p text:style-name="Standard">+------------------------------------------+</text:p>
      <text:p text:style-name="Standard">| anjani addweb <text:s text:c="27"/>|</text:p>
      <text:p text:style-name="Standard">+------------------------------------------+</text:p>
      <text:p text:style-name="Standard">1 row in set (0.000 sec)</text:p>
      <text:p text:style-name="Standard"/>
      <text:p text:style-name="Standard"/>
      <text:p text:style-name="Standard">MariaDB [anjani]&gt; select reverse(e_name) from employee;</text:p>
      <text:p text:style-name="Standard">+-----------------+</text:p>
      <text:p text:style-name="Standard">| reverse(e_name) |</text:p>
      <text:p text:style-name="Standard">+-----------------+</text:p>
      <text:p text:style-name="Standard">| inajna <text:s text:c="9"/>|</text:p>
      <text:p text:style-name="Standard">| ayirhs <text:s text:c="9"/>|</text:p>
      <text:p text:style-name="Standard">| lajak <text:s text:c="10"/>|</text:p>
      <text:p text:style-name="Standard"><text:soft-page-break/>| ayir <text:s text:c="11"/>|</text:p>
      <text:p text:style-name="Standard">| inva <text:s text:c="11"/>|</text:p>
      <text:p text:style-name="Standard">| ihsnayerhs <text:s text:c="5"/>|</text:p>
      <text:p text:style-name="Standard">| hsraved <text:s text:c="8"/>|</text:p>
      <text:p text:style-name="Standard">| hsinam <text:s text:c="9"/>|</text:p>
      <text:p text:style-name="Standard">| peedyaj <text:s text:c="8"/>|</text:p>
      <text:p text:style-name="Standard">| teejnar <text:s text:c="8"/>|</text:p>
      <text:p text:style-name="Standard">+-----------------+</text:p>
      <text:p text:style-name="Standard">10 rows in set (0.001 sec)</text:p>
      <text:p text:style-name="Standard"/>
      <text:p text:style-name="Standard"/>
      <text:p text:style-name="Standard">MariaDB [anjani]&gt; select right(e_name,5) as extractstring from employee;</text:p>
      <text:p text:style-name="Standard">+---------------+</text:p>
      <text:p text:style-name="Standard">| extractstring |</text:p>
      <text:p text:style-name="Standard">+---------------+</text:p>
      <text:p text:style-name="Standard">| njani <text:s text:c="8"/>|</text:p>
      <text:p text:style-name="Standard">| hriya <text:s text:c="8"/>|</text:p>
      <text:p text:style-name="Standard">| kajal <text:s text:c="8"/>|</text:p>
      <text:p text:style-name="Standard">| riya <text:s text:c="9"/>|</text:p>
      <text:p text:style-name="Standard">| avni <text:s text:c="9"/>|</text:p>
      <text:p text:style-name="Standard">| anshi <text:s text:c="8"/>|</text:p>
      <text:p text:style-name="Standard">| varsh <text:s text:c="8"/>|</text:p>
      <text:p text:style-name="Standard">| anish <text:s text:c="8"/>|</text:p>
      <text:p text:style-name="Standard">| ydeep <text:s text:c="8"/>|</text:p>
      <text:p text:style-name="Standard">| njeet <text:s text:c="8"/>|</text:p>
      <text:p text:style-name="Standard">+---------------+</text:p>
      <text:p text:style-name="Standard">10 rows in set (0.000 sec)</text:p>
      <text:p text:style-name="Standard"/>
      <text:p text:style-name="Standard">MariaDB [anjani]&gt; select rpad(e_name,30,"abc") as rightpad from employee;</text:p>
      <text:p text:style-name="Standard">+--------------------------------+</text:p>
      <text:p text:style-name="Standard">| rightpad <text:s text:c="22"/>|</text:p>
      <text:p text:style-name="Standard">+--------------------------------+</text:p>
      <text:p text:style-name="Standard">| anjaniabcabcabcabcabcabcabcabc |</text:p>
      <text:p text:style-name="Standard">| shriyaabcabcabcabcabcabcabcabc |</text:p>
      <text:p text:style-name="Standard">| kajalabcabcabcabcabcabcabcabca |</text:p>
      <text:p text:style-name="Standard">| riyaabcabcabcabcabcabcabcabcab |</text:p>
      <text:p text:style-name="Standard">| avniabcabcabcabcabcabcabcabcab |</text:p>
      <text:p text:style-name="Standard">| shreyanshiabcabcabcabcabcabcab |</text:p>
      <text:p text:style-name="Standard">| devarshabcabcabcabcabcabcabcab |</text:p>
      <text:p text:style-name="Standard">| manishabcabcabcabcabcabcabcabc |</text:p>
      <text:p text:style-name="Standard">| jaydeepabcabcabcabcabcabcabcab |</text:p>
      <text:p text:style-name="Standard">| ranjeetabcabcabcabcabcabcabcab |</text:p>
      <text:p text:style-name="Standard">+--------------------------------+</text:p>
      <text:p text:style-name="Standard">10 rows in set (0.001 sec)</text:p>
      <text:p text:style-name="Standard"/>
      <text:p text:style-name="Standard">MariaDB [anjani]&gt; select rtrim(e_name) as rightstring from employee;</text:p>
      <text:p text:style-name="Standard">+-------------+</text:p>
      <text:p text:style-name="Standard">| rightstring |</text:p>
      <text:p text:style-name="Standard">+-------------+</text:p>
      <text:p text:style-name="Standard">| anjani <text:s text:c="5"/>|</text:p>
      <text:p text:style-name="Standard">| shriya <text:s text:c="5"/>|</text:p>
      <text:p text:style-name="Standard">| kajal <text:s text:c="6"/>|</text:p>
      <text:p text:style-name="Standard"><text:soft-page-break/>| riya <text:s text:c="7"/>|</text:p>
      <text:p text:style-name="Standard">| avni <text:s text:c="7"/>|</text:p>
      <text:p text:style-name="Standard">| shreyanshi <text:s/>|</text:p>
      <text:p text:style-name="Standard">| devarsh <text:s text:c="4"/>|</text:p>
      <text:p text:style-name="Standard">| manish <text:s text:c="5"/>|</text:p>
      <text:p text:style-name="Standard">| jaydeep <text:s text:c="4"/>|</text:p>
      <text:p text:style-name="Standard">| ranjeet <text:s text:c="4"/>|</text:p>
      <text:p text:style-name="Standard">+-------------+</text:p>
      <text:p text:style-name="Standard">10 rows in set (0.000 sec)</text:p>
      <text:p text:style-name="Standard"/>
      <text:p text:style-name="Standard">MariaDB [anjani]&gt; select space(50);</text:p>
      <text:p text:style-name="Standard">+----------------------------------------------------+</text:p>
      <text:p text:style-name="Standard">| space(50) <text:s text:c="41"/>|</text:p>
      <text:p text:style-name="Standard">+----------------------------------------------------+</text:p>
      <text:p text:style-name="Standard">| <text:s text:c="51"/>|</text:p>
      <text:p text:style-name="Standard">+----------------------------------------------------+</text:p>
      <text:p text:style-name="Standard">1 row in set (0.000 sec)</text:p>
      <text:p text:style-name="Standard"/>
      <text:p text:style-name="Standard">MariaDB [anjani]&gt; select strcmp("abc","abc");</text:p>
      <text:p text:style-name="Standard">+---------------------+</text:p>
      <text:p text:style-name="Standard">| strcmp("abc","abc") |</text:p>
      <text:p text:style-name="Standard">+---------------------+</text:p>
      <text:p text:style-name="Standard">| <text:s text:c="18"/>0 |</text:p>
      <text:p text:style-name="Standard">+---------------------+</text:p>
      <text:p text:style-name="Standard">1 row in set (0.000 sec)</text:p>
      <text:p text:style-name="Standard"/>
      <text:p text:style-name="Standard">MariaDB [anjani]&gt; select strcmp("abc","sss");</text:p>
      <text:p text:style-name="Standard">+---------------------+</text:p>
      <text:p text:style-name="Standard">| strcmp("abc","sss") |</text:p>
      <text:p text:style-name="Standard">+---------------------+</text:p>
      <text:p text:style-name="Standard">| <text:s text:c="17"/>-1 |</text:p>
      <text:p text:style-name="Standard">+---------------------+</text:p>
      <text:p text:style-name="Standard">1 row in set (0.000 sec)</text:p>
      <text:p text:style-name="Standard"/>
      <text:p text:style-name="Standard">MariaDB [anjani]&gt; select substr(e_name,2,5) as extractstring from employee;</text:p>
      <text:p text:style-name="Standard">+---------------+</text:p>
      <text:p text:style-name="Standard">| extractstring |</text:p>
      <text:p text:style-name="Standard">+---------------+</text:p>
      <text:p text:style-name="Standard">| njani <text:s text:c="8"/>|</text:p>
      <text:p text:style-name="Standard">| hriya <text:s text:c="8"/>|</text:p>
      <text:p text:style-name="Standard">| ajal <text:s text:c="9"/>|</text:p>
      <text:p text:style-name="Standard">| iya <text:s text:c="10"/>|</text:p>
      <text:p text:style-name="Standard">| vni <text:s text:c="10"/>|</text:p>
      <text:p text:style-name="Standard">| hreya <text:s text:c="8"/>|</text:p>
      <text:p text:style-name="Standard">| evars <text:s text:c="8"/>|</text:p>
      <text:p text:style-name="Standard">| anish <text:s text:c="8"/>|</text:p>
      <text:p text:style-name="Standard">| aydee <text:s text:c="8"/>|</text:p>
      <text:p text:style-name="Standard">| anjee <text:s text:c="8"/>|</text:p>
      <text:p text:style-name="Standard">+---------------+</text:p>
      <text:p text:style-name="Standard">10 rows in set (0.001 sec)</text:p>
      <text:p text:style-name="Standard"/>
      <text:p text:style-name="Standard">MariaDB [anjani]&gt; select substring(e_name,2,5) as extractstring from employee;</text:p>
      <text:p text:style-name="Standard"><text:soft-page-break/>+---------------+</text:p>
      <text:p text:style-name="Standard">| extractstring |</text:p>
      <text:p text:style-name="Standard">+---------------+</text:p>
      <text:p text:style-name="Standard">| njani <text:s text:c="8"/>|</text:p>
      <text:p text:style-name="Standard">| hriya <text:s text:c="8"/>|</text:p>
      <text:p text:style-name="Standard">| ajal <text:s text:c="9"/>|</text:p>
      <text:p text:style-name="Standard">| iya <text:s text:c="10"/>|</text:p>
      <text:p text:style-name="Standard">| vni <text:s text:c="10"/>|</text:p>
      <text:p text:style-name="Standard">| hreya <text:s text:c="8"/>|</text:p>
      <text:p text:style-name="Standard">| evars <text:s text:c="8"/>|</text:p>
      <text:p text:style-name="Standard">| anish <text:s text:c="8"/>|</text:p>
      <text:p text:style-name="Standard">| aydee <text:s text:c="8"/>|</text:p>
      <text:p text:style-name="Standard">| anjee <text:s text:c="8"/>|</text:p>
      <text:p text:style-name="Standard">+---------------+</text:p>
      <text:p text:style-name="Standard">10 rows in set (0.001 sec)</text:p>
      <text:p text:style-name="Standard"/>
      <text:p text:style-name="Standard">MariaDB [anjani]&gt; select substring_index("anjani.com",".",1);</text:p>
      <text:p text:style-name="Standard">+-------------------------------------+</text:p>
      <text:p text:style-name="Standard">| substring_index("anjani.com",".",1) |</text:p>
      <text:p text:style-name="Standard">+-------------------------------------+</text:p>
      <text:p text:style-name="Standard">| anjani <text:s text:c="29"/>|</text:p>
      <text:p text:style-name="Standard">+-------------------------------------+</text:p>
      <text:p text:style-name="Standard">1 row in set (0.000 sec)</text:p>
      <text:p text:style-name="Standard"/>
      <text:p text:style-name="Standard">MariaDB [anjani]&gt; select trim(" <text:s text:c="5"/>anjani <text:s text:c="5"/>") as trimmedstring;</text:p>
      <text:p text:style-name="Standard">+---------------+</text:p>
      <text:p text:style-name="Standard">| trimmedstring |</text:p>
      <text:p text:style-name="Standard">+---------------+</text:p>
      <text:p text:style-name="Standard">| anjani <text:s text:c="7"/>|</text:p>
      <text:p text:style-name="Standard">+---------------+</text:p>
      <text:p text:style-name="Standard">1 row in set (0.000 sec)</text:p>
      <text:p text:style-name="Standard"/>
      <text:p text:style-name="Standard">MariaDB [anjani]&gt; select ucase(e_name) from employee;</text:p>
      <text:p text:style-name="Standard">+---------------+</text:p>
      <text:p text:style-name="Standard">| ucase(e_name) |</text:p>
      <text:p text:style-name="Standard">+---------------+</text:p>
      <text:p text:style-name="Standard">| ANJANI <text:s text:c="7"/>|</text:p>
      <text:p text:style-name="Standard">| SHRIYA <text:s text:c="7"/>|</text:p>
      <text:p text:style-name="Standard">| KAJAL <text:s text:c="8"/>|</text:p>
      <text:p text:style-name="Standard">| RIYA <text:s text:c="9"/>|</text:p>
      <text:p text:style-name="Standard">| AVNI <text:s text:c="9"/>|</text:p>
      <text:p text:style-name="Standard">| SHREYANSHI <text:s text:c="3"/>|</text:p>
      <text:p text:style-name="Standard">| DEVARSH <text:s text:c="6"/>|</text:p>
      <text:p text:style-name="Standard">| MANISH <text:s text:c="7"/>|</text:p>
      <text:p text:style-name="Standard">| JAYDEEP <text:s text:c="6"/>|</text:p>
      <text:p text:style-name="Standard">| RANJEET <text:s text:c="6"/>|</text:p>
      <text:p text:style-name="Standard">+---------------+</text:p>
      <text:p text:style-name="Standard">10 rows in set (0.001 sec)</text:p>
      <text:p text:style-name="Standard"/>
      <text:p text:style-name="Standard">MariaDB [anjani]&gt; select upper(e_name) from employee;</text:p>
      <text:p text:style-name="Standard">+---------------+</text:p>
      <text:p text:style-name="Standard">| upper(e_name) |</text:p>
      <text:p text:style-name="Standard"><text:soft-page-break/>+---------------+</text:p>
      <text:p text:style-name="Standard">| ANJANI <text:s text:c="7"/>|</text:p>
      <text:p text:style-name="Standard">| SHRIYA <text:s text:c="7"/>|</text:p>
      <text:p text:style-name="Standard">| KAJAL <text:s text:c="8"/>|</text:p>
      <text:p text:style-name="Standard">| RIYA <text:s text:c="9"/>|</text:p>
      <text:p text:style-name="Standard">| AVNI <text:s text:c="9"/>|</text:p>
      <text:p text:style-name="Standard">| SHREYANSHI <text:s text:c="3"/>|</text:p>
      <text:p text:style-name="Standard">| DEVARSH <text:s text:c="6"/>|</text:p>
      <text:p text:style-name="Standard">| MANISH <text:s text:c="7"/>|</text:p>
      <text:p text:style-name="Standard">| JAYDEEP <text:s text:c="6"/>|</text:p>
      <text:p text:style-name="Standard">| RANJEET <text:s text:c="6"/>|</text:p>
      <text:p text:style-name="Standard">+---------------+</text:p>
      <text:p text:style-name="Standard">10 rows in set (0.001 sec)</text:p>
      <text:p text:style-name="Standard"/>
      <text:p text:style-name="Standard"/>
      <text:p text:style-name="P2"><text:span text:style-name="T1">DATE</text:span> FUNCTIONS</text:p>
      <text:p text:style-name="P1"/>
      <text:p text:style-name="P1">MariaDB [anjani]&gt; select adddate("2021-11-22", interval 10 day);</text:p>
      <text:p text:style-name="P1">+----------------------------------------+</text:p>
      <text:p text:style-name="P1">| adddate("2021-11-22", interval 10 day) |</text:p>
      <text:p text:style-name="P1">+----------------------------------------+</text:p>
      <text:p text:style-name="P1">| 2021-12-02 <text:s text:c="28"/>|</text:p>
      <text:p text:style-name="P1">+----------------------------------------+</text:p>
      <text:p text:style-name="P1">1 row in set (0.000 sec)</text:p>
      <text:p text:style-name="P1"/>
      <text:p text:style-name="P1">MariaDB [anjani]&gt; select addtime("2021-11-22 09:34:21", "2");</text:p>
      <text:p text:style-name="P1">+-------------------------------------+</text:p>
      <text:p text:style-name="P1">| addtime("2021-11-22 09:34:21", "2") |</text:p>
      <text:p text:style-name="P1">+-------------------------------------+</text:p>
      <text:p text:style-name="P1">| 2021-11-22 09:34:23 <text:s text:c="16"/>|</text:p>
      <text:p text:style-name="P1">+-------------------------------------+</text:p>
      <text:p text:style-name="P1">1 row in set (0.000 sec)</text:p>
      <text:p text:style-name="P1"/>
      <text:p text:style-name="P1">MariaDB [anjani]&gt; select curdate();</text:p>
      <text:p text:style-name="P1">+------------+</text:p>
      <text:p text:style-name="P1">| curdate() <text:s/>|</text:p>
      <text:p text:style-name="P1">+------------+</text:p>
      <text:p text:style-name="P1"><text:soft-page-break/>| 2021-11-23 |</text:p>
      <text:p text:style-name="P1">+------------+</text:p>
      <text:p text:style-name="P1">1 row in set (0.000 sec)</text:p>
      <text:p text:style-name="P1"/>
      <text:p text:style-name="P1">MariaDB [anjani]&gt; select curdate()+1;</text:p>
      <text:p text:style-name="P1">+-------------+</text:p>
      <text:p text:style-name="P1">| curdate()+1 |</text:p>
      <text:p text:style-name="P1">+-------------+</text:p>
      <text:p text:style-name="P1">| <text:s text:c="3"/>20211124 |</text:p>
      <text:p text:style-name="P1">+-------------+</text:p>
      <text:p text:style-name="P1">1 row in set (0.000 sec)</text:p>
      <text:p text:style-name="P1"/>
      <text:p text:style-name="P1">MariaDB [anjani]&gt; select current_date();</text:p>
      <text:p text:style-name="P1">+----------------+</text:p>
      <text:p text:style-name="P1">| current_date() |</text:p>
      <text:p text:style-name="P1">+----------------+</text:p>
      <text:p text:style-name="P1">| 2021-11-23 <text:s text:c="4"/>|</text:p>
      <text:p text:style-name="P1">+----------------+</text:p>
      <text:p text:style-name="P1">1 row in set (0.000 sec)</text:p>
      <text:p text:style-name="P1"/>
      <text:p text:style-name="P1">MariaDB [anjani]&gt; select current_time();</text:p>
      <text:p text:style-name="P1">+----------------+</text:p>
      <text:p text:style-name="P1">| current_time() |</text:p>
      <text:p text:style-name="P1">+----------------+</text:p>
      <text:p text:style-name="P1">| 12:17:23 <text:s text:c="6"/>|</text:p>
      <text:p text:style-name="P1">+----------------+</text:p>
      <text:p text:style-name="P1">1 row in set (0.000 sec)</text:p>
      <text:p text:style-name="P1"/>
      <text:p text:style-name="P1">MariaDB [anjani]&gt; select current_timestamp();</text:p>
      <text:p text:style-name="P1">+---------------------+</text:p>
      <text:p text:style-name="P1">| current_timestamp() |</text:p>
      <text:p text:style-name="P1">+---------------------+</text:p>
      <text:p text:style-name="P1"><text:soft-page-break/>| 2021-11-23 12:17:44 |</text:p>
      <text:p text:style-name="P1">+---------------------+</text:p>
      <text:p text:style-name="P1">1 row in set (0.000 sec)</text:p>
      <text:p text:style-name="P1"/>
      <text:p text:style-name="P1">MariaDB [anjani]&gt; select date("2021-11-22</text:p>
      <text:p text:style-name="P1"><text:s text:c="4"/>"&gt; ");</text:p>
      <text:p text:style-name="P1">+---------------------+</text:p>
      <text:p text:style-name="P1">| date("2021-11-22</text:p>
      <text:p text:style-name="P1">") |</text:p>
      <text:p text:style-name="P1">+---------------------+</text:p>
      <text:p text:style-name="P1">| 2021-11-22 <text:s text:c="9"/>|</text:p>
      <text:p text:style-name="P1">+---------------------+</text:p>
      <text:p text:style-name="P1">1 row in set (0.000 sec)</text:p>
      <text:p text:style-name="P1"/>
      <text:p text:style-name="P1">MariaDB [anjani]&gt; select datediff("2017-06-25","2017-06-15");</text:p>
      <text:p text:style-name="P1">+-------------------------------------+</text:p>
      <text:p text:style-name="P1">| datediff("2017-06-25","2017-06-15") |</text:p>
      <text:p text:style-name="P1">+-------------------------------------+</text:p>
      <text:p text:style-name="P1">| <text:s text:c="33"/>10 |</text:p>
      <text:p text:style-name="P1">+-------------------------------------+</text:p>
      <text:p text:style-name="P1">1 row in set (0.000 sec)</text:p>
      <text:p text:style-name="P1"/>
      <text:p text:style-name="P1">MariaDB [anjani]&gt; select date_add("2021-11-22", interval 10 day);</text:p>
      <text:p text:style-name="P1">+-----------------------------------------+</text:p>
      <text:p text:style-name="P1">| date_add("2021-11-22", interval 10 day) |</text:p>
      <text:p text:style-name="P1">+-----------------------------------------+</text:p>
      <text:p text:style-name="P1">| 2021-12-02 <text:s text:c="29"/>|</text:p>
      <text:p text:style-name="P1">+-----------------------------------------+</text:p>
      <text:p text:style-name="P1">1 row in set (0.000 sec)</text:p>
      <text:p text:style-name="P1"/>
      <text:p text:style-name="P1"/>
      <text:p text:style-name="P1"/>
      <text:p text:style-name="P1"><text:soft-page-break/>MariaDB [anjani]&gt; select date_format("2021-11-22","%y");</text:p>
      <text:p text:style-name="P1">+--------------------------------+</text:p>
      <text:p text:style-name="P1">| date_format("2021-11-22","%y") |</text:p>
      <text:p text:style-name="P1">+--------------------------------+</text:p>
      <text:p text:style-name="P1">| 21 <text:s text:c="28"/>|</text:p>
      <text:p text:style-name="P1">+--------------------------------+</text:p>
      <text:p text:style-name="P1">1 row in set (0.000 sec)</text:p>
      <text:p text:style-name="P1"/>
      <text:p text:style-name="P1">MariaDB [anjani]&gt; select date_sub("2021-06-15", interval -2 month);</text:p>
      <text:p text:style-name="P1">+-------------------------------------------+</text:p>
      <text:p text:style-name="P1">| date_sub("2021-06-15", interval -2 month) |</text:p>
      <text:p text:style-name="P1">+-------------------------------------------+</text:p>
      <text:p text:style-name="P1">| 2021-08-15 <text:s text:c="31"/>|</text:p>
      <text:p text:style-name="P1">+-------------------------------------------+</text:p>
      <text:p text:style-name="P1">1 row in set (0.000 sec)</text:p>
      <text:p text:style-name="P1"/>
      <text:p text:style-name="P1">MariaDB [anjani]&gt; select day(curdate());</text:p>
      <text:p text:style-name="P1">+----------------+</text:p>
      <text:p text:style-name="P1">| day(curdate()) |</text:p>
      <text:p text:style-name="P1">+----------------+</text:p>
      <text:p text:style-name="P1">| <text:s text:c="12"/>23 |</text:p>
      <text:p text:style-name="P1">+----------------+</text:p>
      <text:p text:style-name="P1">1 row in set (0.000 sec)</text:p>
      <text:p text:style-name="P1"/>
      <text:p text:style-name="P1">MariaDB [anjani]&gt; select dayname("2021-11-22");</text:p>
      <text:p text:style-name="P1">+-----------------------+</text:p>
      <text:p text:style-name="P1">| dayname("2021-11-22") |</text:p>
      <text:p text:style-name="P1">+-----------------------+</text:p>
      <text:p text:style-name="P1">| Monday <text:s text:c="15"/>|</text:p>
      <text:p text:style-name="P1">+-----------------------+</text:p>
      <text:p text:style-name="P1">1 row in set (0.000 sec)</text:p>
      <text:p text:style-name="P1"/>
      <text:p text:style-name="P1"><text:soft-page-break/>MariaDB [anjani]&gt; select dayofmonth("2021-11-22");</text:p>
      <text:p text:style-name="P1">+--------------------------+</text:p>
      <text:p text:style-name="P1">| dayofmonth("2021-11-22") |</text:p>
      <text:p text:style-name="P1">+--------------------------+</text:p>
      <text:p text:style-name="P1">| <text:s text:c="22"/>22 |</text:p>
      <text:p text:style-name="P1">+--------------------------+</text:p>
      <text:p text:style-name="P1">1 row in set (0.000 sec)</text:p>
      <text:p text:style-name="P1"/>
      <text:p text:style-name="P1">MariaDB [anjani]&gt; select dayofweek("2021-11-22");</text:p>
      <text:p text:style-name="P1">+-------------------------+</text:p>
      <text:p text:style-name="P1">| dayofweek("2021-11-22") |</text:p>
      <text:p text:style-name="P1">+-------------------------+</text:p>
      <text:p text:style-name="P1">| <text:s text:c="22"/>2 |</text:p>
      <text:p text:style-name="P1">+-------------------------+</text:p>
      <text:p text:style-name="P1">1 row in set (0.000 sec)</text:p>
      <text:p text:style-name="P1"/>
      <text:p text:style-name="P1">MariaDB [anjani]&gt; select dayofyear("2021-11-22");</text:p>
      <text:p text:style-name="P1">+-------------------------+</text:p>
      <text:p text:style-name="P1">| dayofyear("2021-11-22") |</text:p>
      <text:p text:style-name="P1">+-------------------------+</text:p>
      <text:p text:style-name="P1">| <text:s text:c="20"/>326 |</text:p>
      <text:p text:style-name="P1">+-------------------------+</text:p>
      <text:p text:style-name="P1">1 row in set (0.000 sec)</text:p>
      <text:p text:style-name="P1"/>
      <text:p text:style-name="P1">MariaDB [anjani]&gt; select extract(month from "2021-11-22");</text:p>
      <text:p text:style-name="P1">+----------------------------------+</text:p>
      <text:p text:style-name="P1">| extract(month from "2021-11-22") |</text:p>
      <text:p text:style-name="P1">+----------------------------------+</text:p>
      <text:p text:style-name="P1">| <text:s text:c="30"/>11 |</text:p>
      <text:p text:style-name="P1">+----------------------------------+</text:p>
      <text:p text:style-name="P1">1 row in set (0.000 sec)</text:p>
      <text:p text:style-name="P1"/>
      <text:p text:style-name="P1"><text:soft-page-break/>MariaDB [anjani]&gt; select from_days(685467);</text:p>
      <text:p text:style-name="P1">+-------------------+</text:p>
      <text:p text:style-name="P1">| from_days(685467) |</text:p>
      <text:p text:style-name="P1">+-------------------+</text:p>
      <text:p text:style-name="P1">| 1876-09-29 <text:s text:c="7"/>|</text:p>
      <text:p text:style-name="P1">+-------------------+</text:p>
      <text:p text:style-name="P1">1 row in set (0.000 sec)</text:p>
      <text:p text:style-name="P1"/>
      <text:p text:style-name="P1">MariaDB [anjani]&gt; select hour("2021-11-22 09:35:00");</text:p>
      <text:p text:style-name="P1">+-----------------------------+</text:p>
      <text:p text:style-name="P1">| hour("2021-11-22 09:35:00") |</text:p>
      <text:p text:style-name="P1">+-----------------------------+</text:p>
      <text:p text:style-name="P1">| <text:s text:c="26"/>9 |</text:p>
      <text:p text:style-name="P1">+-----------------------------+</text:p>
      <text:p text:style-name="P1">1 row in set (0.000 sec)</text:p>
      <text:p text:style-name="P1"/>
      <text:p text:style-name="P1">MariaDB [anjani]&gt; select last_day("2021-11-22");</text:p>
      <text:p text:style-name="P1">+------------------------+</text:p>
      <text:p text:style-name="P1">| last_day("2021-11-22") |</text:p>
      <text:p text:style-name="P1">+------------------------+</text:p>
      <text:p text:style-name="P1">| 2021-11-30 <text:s text:c="12"/>|</text:p>
      <text:p text:style-name="P1">+------------------------+</text:p>
      <text:p text:style-name="P1">1 row in set (0.000 sec)</text:p>
      <text:p text:style-name="P1"/>
      <text:p text:style-name="P1">MariaDB [anjani]&gt; select localtime();</text:p>
      <text:p text:style-name="P1">+---------------------+</text:p>
      <text:p text:style-name="P1">| localtime() <text:s text:c="8"/>|</text:p>
      <text:p text:style-name="P1">+---------------------+</text:p>
      <text:p text:style-name="P1">| 2021-11-23 12:28:37 |</text:p>
      <text:p text:style-name="P1">+---------------------+</text:p>
      <text:p text:style-name="P1">1 row in set (0.000 sec)</text:p>
      <text:p text:style-name="P1"/>
      <text:p text:style-name="P1"><text:soft-page-break/>MariaDB [anjani]&gt; select localtimestamp();</text:p>
      <text:p text:style-name="P1">+---------------------+</text:p>
      <text:p text:style-name="P1">| localtimestamp() <text:s text:c="3"/>|</text:p>
      <text:p text:style-name="P1">+---------------------+</text:p>
      <text:p text:style-name="P1">| 2021-11-23 12:28:58 |</text:p>
      <text:p text:style-name="P1">+---------------------+</text:p>
      <text:p text:style-name="P1">1 row in set (0.000 sec)</text:p>
      <text:p text:style-name="P1"/>
      <text:p text:style-name="P1"/>
      <text:p text:style-name="P1">MariaDB [anjani]&gt; select makedate(2021,3);</text:p>
      <text:p text:style-name="P1">+------------------+</text:p>
      <text:p text:style-name="P1">| makedate(2021,3) |</text:p>
      <text:p text:style-name="P1">+------------------+</text:p>
      <text:p text:style-name="P1">| 2021-01-03 <text:s text:c="6"/>|</text:p>
      <text:p text:style-name="P1">+------------------+</text:p>
      <text:p text:style-name="P1">1 row in set (0.000 sec)</text:p>
      <text:p text:style-name="P1"/>
      <text:p text:style-name="P1">MariaDB [anjani]&gt; select maketime(11,35,4);</text:p>
      <text:p text:style-name="P1">+-------------------+</text:p>
      <text:p text:style-name="P1">| maketime(11,35,4) |</text:p>
      <text:p text:style-name="P1">+-------------------+</text:p>
      <text:p text:style-name="P1">| 11:35:04 <text:s text:c="9"/>|</text:p>
      <text:p text:style-name="P1">+-------------------+</text:p>
      <text:p text:style-name="P1">1 row in set (0.000 sec)</text:p>
      <text:p text:style-name="P1"/>
      <text:p text:style-name="P1">MariaDB [anjani]&gt; select microsecond("2021-11-22 09:34:00.000023");</text:p>
      <text:p text:style-name="P1">+-------------------------------------------+</text:p>
      <text:p text:style-name="P1">| microsecond("2021-11-22 09:34:00.000023") |</text:p>
      <text:p text:style-name="P1">+-------------------------------------------+</text:p>
      <text:p text:style-name="P1">| <text:s text:c="39"/>23 |</text:p>
      <text:p text:style-name="P1">+-------------------------------------------+</text:p>
      <text:p text:style-name="P1">1 row in set (0.000 sec)</text:p>
      <text:p text:style-name="P1"><text:soft-page-break/>MariaDB [anjani]&gt; select minute("2021-1-11 12:23:22</text:p>
      <text:p text:style-name="P1"><text:s text:c="4"/>"&gt; ");</text:p>
      <text:p text:style-name="P1">+-------------------------------+</text:p>
      <text:p text:style-name="P1">| minute("2021-1-11 12:23:22</text:p>
      <text:p text:style-name="P1">") |</text:p>
      <text:p text:style-name="P1">+-------------------------------+</text:p>
      <text:p text:style-name="P1">| <text:s text:c="27"/>23 |</text:p>
      <text:p text:style-name="P1">+-------------------------------+</text:p>
      <text:p text:style-name="P1">1 row in set (0.000 sec)</text:p>
      <text:p text:style-name="P1"/>
      <text:p text:style-name="P1">MariaDB [anjani]&gt; select month("2021-1-11");</text:p>
      <text:p text:style-name="P1">+--------------------+</text:p>
      <text:p text:style-name="P1">| month("2021-1-11") |</text:p>
      <text:p text:style-name="P1">+--------------------+</text:p>
      <text:p text:style-name="P1">| <text:s text:c="17"/>1 |</text:p>
      <text:p text:style-name="P1">+--------------------+</text:p>
      <text:p text:style-name="P1">1 row in set (0.000 sec)</text:p>
      <text:p text:style-name="P1"/>
      <text:p text:style-name="P1">MariaDB [anjani]&gt; select monthname(</text:p>
      <text:p text:style-name="P1"><text:s text:c="4"/>-&gt; "2021-11-11");</text:p>
      <text:p text:style-name="P1">+--------------------------+</text:p>
      <text:p text:style-name="P1">| monthname(</text:p>
      <text:p text:style-name="P1">"2021-11-11") |</text:p>
      <text:p text:style-name="P1">+--------------------------+</text:p>
      <text:p text:style-name="P1">| November <text:s text:c="16"/>|</text:p>
      <text:p text:style-name="P1">+--------------------------+</text:p>
      <text:p text:style-name="P1">1 row in set (0.000 sec)</text:p>
      <text:p text:style-name="P1"/>
      <text:p text:style-name="P1">MariaDB [anjani]&gt; select now();</text:p>
      <text:p text:style-name="P1">+---------------------+</text:p>
      <text:p text:style-name="P1">| now() <text:s text:c="14"/>|</text:p>
      <text:p text:style-name="P1">+---------------------+</text:p>
      <text:p text:style-name="P1"><text:soft-page-break/>| 2021-11-23 12:32:18 |</text:p>
      <text:p text:style-name="P1">+---------------------+</text:p>
      <text:p text:style-name="P1">1 row in set (0.000 sec)</text:p>
      <text:p text:style-name="P1"/>
      <text:p text:style-name="P1">MariaDB [anjani]&gt; select quarter("2021-2-2");</text:p>
      <text:p text:style-name="P1">+---------------------+</text:p>
      <text:p text:style-name="P1">| quarter("2021-2-2") |</text:p>
      <text:p text:style-name="P1">+---------------------+</text:p>
      <text:p text:style-name="P1">| <text:s text:c="18"/>1 |</text:p>
      <text:p text:style-name="P1">+---------------------+</text:p>
      <text:p text:style-name="P1">1 row in set (0.000 sec)</text:p>
      <text:p text:style-name="P1"/>
      <text:p text:style-name="P1">MariaDB [anjani]&gt; select second("2021-01-01 09:23:22.000023");</text:p>
      <text:p text:style-name="P1">+--------------------------------------+</text:p>
      <text:p text:style-name="P1">| second("2021-01-01 09:23:22.000023") |</text:p>
      <text:p text:style-name="P1">+--------------------------------------+</text:p>
      <text:p text:style-name="P1">| <text:s text:c="34"/>22 |</text:p>
      <text:p text:style-name="P1">+--------------------------------------+</text:p>
      <text:p text:style-name="P1">1 row in set (0.000 sec)</text:p>
      <text:p text:style-name="P1"/>
      <text:p text:style-name="P1">MariaDB [anjani]&gt; select sec_to_time(1);</text:p>
      <text:p text:style-name="P1">+----------------+</text:p>
      <text:p text:style-name="P1">| sec_to_time(1) |</text:p>
      <text:p text:style-name="P1">+----------------+</text:p>
      <text:p text:style-name="P1">| 00:00:01 <text:s text:c="6"/>|</text:p>
      <text:p text:style-name="P1">+----------------+</text:p>
      <text:p text:style-name="P1">1 row in set (0.000 sec)</text:p>
      <text:p text:style-name="P1"/>
      <text:p text:style-name="P1">MariaDB [anjani]&gt; select str_to_date("August 10 2017", "%M %d %Y");</text:p>
      <text:p text:style-name="P1">+-------------------------------------------+</text:p>
      <text:p text:style-name="P1">| str_to_date("August 10 2017", "%M %d %Y") |</text:p>
      <text:p text:style-name="P1">+-------------------------------------------+</text:p>
      <text:p text:style-name="P1"><text:soft-page-break/>| 2017-08-10 <text:s text:c="31"/>|</text:p>
      <text:p text:style-name="P1">+-------------------------------------------+</text:p>
      <text:p text:style-name="P1">1 row in set (0.000 sec)</text:p>
      <text:p text:style-name="P1"/>
      <text:p text:style-name="P1">MariaDB [anjani]&gt; select time("19:20:10");</text:p>
      <text:p text:style-name="P1">+------------------+</text:p>
      <text:p text:style-name="P1">| time("19:20:10") |</text:p>
      <text:p text:style-name="P1">+------------------+</text:p>
      <text:p text:style-name="P1">| 19:20:10 <text:s text:c="8"/>|</text:p>
      <text:p text:style-name="P1">+------------------+</text:p>
      <text:p text:style-name="P1">1 row in set (0.000 sec)</text:p>
      <text:p text:style-name="P1"/>
      <text:p text:style-name="P1"/>
      <text:p text:style-name="P1">MariaDB [anjani]&gt; select timestamp("2021-1-1","13:10:11");</text:p>
      <text:p text:style-name="P1">+----------------------------------+</text:p>
      <text:p text:style-name="P1">| timestamp("2021-1-1","13:10:11") |</text:p>
      <text:p text:style-name="P1">+----------------------------------+</text:p>
      <text:p text:style-name="P1">| 2021-01-01 13:10:11 <text:s text:c="13"/>|</text:p>
      <text:p text:style-name="P1">+----------------------------------+</text:p>
      <text:p text:style-name="P1">1 row in set (0.000 sec)</text:p>
      <text:p text:style-name="P1"/>
      <text:p text:style-name="P1">MariaDB [anjani]&gt; select to_days("2021-01-01");</text:p>
      <text:p text:style-name="P1">+-----------------------+</text:p>
      <text:p text:style-name="P1">| to_days("2021-01-01") |</text:p>
      <text:p text:style-name="P1">+-----------------------+</text:p>
      <text:p text:style-name="P1">| <text:s text:c="15"/>738156 |</text:p>
      <text:p text:style-name="P1">+-----------------------+</text:p>
      <text:p text:style-name="P1">1 row in set (0.000 sec)</text:p>
      <text:p text:style-name="P1"/>
      <text:p text:style-name="P1"/>
      <text:p text:style-name="P1"/>
      <text:p text:style-name="P1"/>
      <text:p text:style-name="P1"><text:soft-page-break/>MariaDB [anjani]&gt; select week("2021-02-22");</text:p>
      <text:p text:style-name="P1">+--------------------+</text:p>
      <text:p text:style-name="P1">| week("2021-02-22") |</text:p>
      <text:p text:style-name="P1">+--------------------+</text:p>
      <text:p text:style-name="P1">| <text:s text:c="17"/>8 |</text:p>
      <text:p text:style-name="P1">+--------------------+</text:p>
      <text:p text:style-name="P1">1 row in set (0.000 sec)</text:p>
      <text:p text:style-name="P1"/>
      <text:p text:style-name="P1">MariaDB [anjani]&gt; select weekday("2021-06-22");</text:p>
      <text:p text:style-name="P1">+-----------------------+</text:p>
      <text:p text:style-name="P1">| weekday("2021-06-22") |</text:p>
      <text:p text:style-name="P1">+-----------------------+</text:p>
      <text:p text:style-name="P1">| <text:s text:c="20"/>1 |</text:p>
      <text:p text:style-name="P1">+-----------------------+</text:p>
      <text:p text:style-name="P1">1 row in set (0.000 sec)</text:p>
      <text:p text:style-name="P1"/>
      <text:p text:style-name="P1">MariaDB [anjani]&gt; select weekofyear("2021-02-22");</text:p>
      <text:p text:style-name="P1">+--------------------------+</text:p>
      <text:p text:style-name="P1">| weekofyear("2021-02-22") |</text:p>
      <text:p text:style-name="P1">+--------------------------+</text:p>
      <text:p text:style-name="P1">| <text:s text:c="23"/>8 |</text:p>
      <text:p text:style-name="P1">+--------------------------+</text:p>
      <text:p text:style-name="P1">1 row in set (0.000 sec)</text:p>
      <text:p text:style-name="P1"/>
      <text:p text:style-name="P1">MariaDB [anjani]&gt; select year("2021-2-2");</text:p>
      <text:p text:style-name="P1">+------------------+</text:p>
      <text:p text:style-name="P1">| year("2021-2-2") |</text:p>
      <text:p text:style-name="P1">+------------------+</text:p>
      <text:p text:style-name="P1">| <text:s text:c="12"/>2021 |</text:p>
      <text:p text:style-name="P1">+------------------+</text:p>
      <text:p text:style-name="P1">1 row in set (0.000 sec)</text:p>
      <text:p text:style-name="P1"/>
      <text:p text:style-name="P1"><text:soft-page-break/>MariaDB [anjani]&gt; select yearweek("2021-2-2");</text:p>
      <text:p text:style-name="P1">+----------------------+</text:p>
      <text:p text:style-name="P1">| yearweek("2021-2-2") |</text:p>
      <text:p text:style-name="P1">+----------------------+</text:p>
      <text:p text:style-name="P1">| <text:s text:c="14"/>202105 |</text:p>
      <text:p text:style-name="P1">+----------------------+</text:p>
      <text:p text:style-name="P1">1 row in set (0.0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22:32.841656921</meta:creation-date>
    <meta:generator>LibreOffice/6.0.7.3$Linux_X86_64 LibreOffice_project/00m0$Build-3</meta:generator>
    <dc:date>2021-11-23T15:07:24.667261693</dc:date>
    <meta:editing-duration>PT3H44M14S</meta:editing-duration>
    <meta:editing-cycles>83</meta:editing-cycles>
    <meta:document-statistic meta:table-count="0" meta:image-count="0" meta:object-count="0" meta:page-count="20" meta:paragraph-count="685" meta:word-count="2281" meta:character-count="18993" meta:non-whitespace-character-count="15457"/>
  </office:meta>
</office:document-meta>
</file>